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 table:number-rows-repeated="104809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1:34:46.534423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6T12:03:59.460150195</dc:date>
    <dc:creator>Jesus Castagnetto</dc:creator>
    <meta:editing-duration>P3DT16H56M5S</meta:editing-duration>
    <meta:editing-cycles>317</meta:editing-cycles>
    <meta:generator>LibreOffice/6.4.6.2$Linux_X86_64 LibreOffice_project/40$Build-2</meta:generator>
    <meta:document-statistic meta:table-count="1" meta:cell-count="3632" meta:object-count="0"/>
  </office:meta>
</office:document-meta>
</file>